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05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alibri" fo:font-size="12pt" fo:language="en" fo:country="none" style:font-name-asian="Calibri" style:font-size-asian="12pt" style:language-asian="none" style:country-asian="none" style:font-name-complex="Calibri" style:font-size-complex="12pt" style:language-complex="none" style:country-complex="none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ower board B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N54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N40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0u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29150-12W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LM79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78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2.4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R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clamp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sink sm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sink lar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5m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– 5x20m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sink screw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ll w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5:40:41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13:42.230000000</meta:creation-date>
    <dc:date>2018-09-25T15:41:51.241000000</dc:date>
    <meta:editing-duration>P6DT19H26M</meta:editing-duration>
    <meta:editing-cycles>2</meta:editing-cycles>
    <meta:generator>LibreOffice/5.4.3.2$Windows_X86_64 LibreOffice_project/92a7159f7e4af62137622921e809f8546db437e5</meta:generator>
    <meta:document-statistic meta:table-count="1" meta:cell-count="45" meta:object-count="0"/>
  </office:meta>
</office:document-meta>
</file>